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58"/>QUESTIONS</text:p>
      <text:p text:style-name="Standard"/>
      <text:list xml:id="list749227594" text:style-name="WWNum5">
        <text:list-item>
          <text:p text:style-name="P1"><text:s/>HOW DOES SEO IMPACT A NEW WEBSITE’S VISIBILTY WITHIN THE FIRST MONTH PF LAUNCH?</text:p>
        </text:list-item>
      </text:list>
      <text:p text:style-name="Standard"/>
      <text:list xml:id="list2376966120" text:style-name="WWNum6">
        <text:list-item>
          <text:p text:style-name="P2">WHAT ARE SOME KEY TO LOOK FOR WHEN JUDGING THE CREADILITY OF A NEW ONLINE STORE?</text:p>
        </text:list-item>
      </text:list>
      <text:p text:style-name="Standard"/>
      <text:list xml:id="list3745260907" text:style-name="WWNum3">
        <text:list-item>
          <text:p text:style-name="P3">HOW DO YOU CHOOSE THE RIGHT KEYWORDS FOR A NEW NICHE MARKETING?</text:p>
        </text:list-item>
      </text:list>
      <text:p text:style-name="Standard"/>
      <text:list xml:id="list1051425300" text:style-name="WWNum2">
        <text:list-item>
          <text:p text:style-name="P4">WHAT IS STANDARD KEYWORD DENSITY IN 2025 FOR BLOG POSTS? <text:s text:c="2"/></text:p>
        </text:list-item>
      </text:list>
      <text:p text:style-name="Standard"/>
      <text:list xml:id="list3017833051" text:style-name="WWNum4">
        <text:list-item>
          <text:p text:style-name="P5">IS LONG TAIL KEYWORD STRATEGY STILL EFFECTIVE FOR ORGANIC GROWTH?</text:p>
        </text:list-item>
      </text:list>
      <text:p text:style-name="Standard"/>
      <text:list xml:id="list2332886156" text:style-name="WWNum1">
        <text:list-item>
          <text:p text:style-name="P6">CAN A SITE WITHOUT BACKLINKS STILL RANK ON GOOGLE IN 2025?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80" meta:character-count="478" meta:non-whitespace-character-count="349"/>
    <meta:generator>LibreOfficeDev/6.0.5.2$Linux_X86_64 LibreOffice_project/</meta:generator>
  </office:meta>
</office:document-meta>
</file>